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000000" draw:marker-start-width="0.353cm" draw:marker-end-width="0.353cm" draw:fill="solid" draw:fill-color="#00ccff" draw:textarea-vertical-align="middle" draw:auto-grow-height="false" fo:min-height="0.749cm" fo:min-width="0.499cm" fo:padding-top="0.126cm" fo:padding-bottom="0.126cm" fo:padding-left="0.251cm" fo:padding-right="0.251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8cm" svg:y="1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36cm" svg:height="1.608cm" svg:x="9.509cm" svg:y="1.07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636cm" svg:height="1.356cm" svg:x="9.509cm" svg:y="0.828cm">
          <draw:text-box>
            <text:p text:style-name="P1"><text:span text:style-name="T1">Check Hardware</text:span></text:p>
          </draw:text-box>
        </draw:frame>
        <draw:custom-shape draw:style-name="gr4" draw:text-style-name="P1" draw:layer="layout" svg:width="6.096cm" svg:height="6.096cm" svg:x="6.153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21cm" svg:height="1.356cm" svg:x="8.321cm" svg:y="13.575cm">
          <draw:text-box>
            <text:p text:style-name="P1"><text:span text:style-name="T1">10</text:span></text:p>
          </draw:text-box>
        </draw:frame>
        <draw:custom-shape draw:style-name="gr5" draw:text-style-name="P1" draw:layer="layout" svg:width="6.096cm" svg:height="6.096cm" svg:x="6.163cm" svg:y="7.351cm">
          <text:p/>
          <draw:enhanced-geometry draw:glue-point-type="segments" draw:type="mso-spt100" draw:modifiers="-90 88.9740777891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715cm" svg:height="1.608cm" svg:x="6.339cm" svg:y="9.6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6.096cm" svg:x="15.353cm" svg:y="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92cm" svg:height="1.356cm" svg:x="17.496cm" svg:y="13.55cm">
          <draw:text-box>
            <text:p text:style-name="P1"><text:span text:style-name="T1">11</text:span></text:p>
          </draw:text-box>
        </draw:frame>
        <draw:custom-shape draw:style-name="gr2" draw:text-style-name="P1" draw:layer="layout" svg:width="5.715cm" svg:height="1.608cm" svg:x="15.539cm" svg:y="9.62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15.564cm" svg:y="9.881cm">
          <draw:text-box>
            <text:p text:style-name="P1"><text:span text:style-name="T2">Check Wirings</text:span></text:p>
          </draw:text-box>
        </draw:frame>
        <draw:frame draw:style-name="gr3" draw:text-style-name="P3" draw:layer="layout" svg:width="5.715cm" svg:height="1.843cm" svg:x="6.364cm" svg:y="9.531cm">
          <draw:text-box>
            <text:p text:style-name="P1"><text:span text:style-name="T2">Check Panel</text:span></text:p>
            <text:p text:style-name="P1"><text:span text:style-name="T2">Attach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9:10.553941110</meta:creation-date>
    <dc:date>2016-06-06T13:24:49.296096634</dc:date>
    <meta:editing-duration>PT5M29S</meta:editing-duration>
    <meta:editing-cycles>7</meta:editing-cycles>
    <meta:generator>LibreOffice/4.2.8.2$Linux_X86_64 LibreOffice_project/420m0$Build-2</meta:generator>
    <meta:document-statistic meta:object-count="12"/>
  </office:meta>
</office:document-meta>
</file>